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Liberation Sans1" fo:font-size="14pt" officeooo:paragraph-rsid="003cc937" style:font-size-asian="14pt" style:font-size-complex="14pt"/>
    </style:style>
    <style:style style:name="P3" style:family="paragraph" style:parent-style-name="Text_20_body">
      <style:paragraph-properties fo:line-height="150%"/>
      <style:text-properties style:font-name="Liberation Sans1" fo:font-size="14pt" style:font-size-asian="14pt" style:font-size-complex="14pt"/>
    </style:style>
    <style:style style:name="P4" style:family="paragraph" style:parent-style-name="Text_20_body">
      <style:paragraph-properties fo:line-height="150%"/>
      <style:text-properties style:font-name="Liberation Sans1" fo:font-size="14pt" officeooo:rsid="004f41f6" officeooo:paragraph-rsid="004f41f6" style:font-size-asian="14pt" style:font-size-complex="14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Liberation Sans1" fo:font-size="14pt" fo:font-style="normal" officeooo:rsid="004f41f6" officeooo:paragraph-rsid="004fd935" style:font-name-asian="Liberation Serif" style:font-size-asian="14pt" style:font-style-asian="normal" style:font-name-complex="Liberation Serif" style:font-size-complex="14pt" style:font-style-complex="normal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Liberation Sans1" fo:font-size="14pt" fo:font-style="normal" officeooo:rsid="004f41f6" officeooo:paragraph-rsid="0051492d" style:font-name-asian="Liberation Serif" style:font-size-asian="14pt" style:font-style-asian="normal" style:font-name-complex="Liberation Serif" style:font-size-complex="14pt" style:font-style-complex="normal"/>
    </style:style>
    <style:style style:name="P7" style:family="paragraph" style:parent-style-name="Text_20_body">
      <style:paragraph-properties fo:line-height="150%" fo:text-align="justify" style:justify-single-word="false" fo:break-before="page"/>
      <style:text-properties style:font-name="Liberation Sans1" fo:font-size="14pt" fo:font-style="normal" officeooo:rsid="004f41f6" officeooo:paragraph-rsid="00535ffe" style:font-name-asian="Liberation Serif" style:font-size-asian="14pt" style:font-style-asian="normal" style:font-name-complex="Liberation Serif" style:font-size-complex="14pt" style:font-style-complex="normal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Liberation Sans1" fo:font-size="14pt" fo:font-style="normal" officeooo:rsid="004f41f6" officeooo:paragraph-rsid="0055fc26" style:font-name-asian="Liberation Serif" style:font-size-asian="14pt" style:font-style-asian="normal" style:font-name-complex="Liberation Serif" style:font-size-complex="14pt" style:font-style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Liberation Sans1" fo:font-size="14pt" fo:font-style="normal" officeooo:rsid="00517bcd" officeooo:paragraph-rsid="0053ce03" style:font-name-asian="Liberation Serif" style:font-size-asian="14pt" style:font-style-asian="normal" style:font-name-complex="Liberation Serif" style:font-size-complex="14pt" style:font-style-complex="normal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Liberation Sans1" fo:font-size="14pt" fo:font-style="normal" officeooo:rsid="0051492d" officeooo:paragraph-rsid="0051492d" style:font-name-asian="Liberation Serif" style:font-size-asian="14pt" style:font-style-asian="normal" style:font-name-complex="Liberation Serif" style:font-size-complex="14pt" style:font-style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Liberation Sans1" fo:font-size="14pt" fo:font-style="normal" fo:font-weight="normal" officeooo:rsid="0051492d" officeooo:paragraph-rsid="0051492d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Liberation Sans1" fo:font-size="14pt" fo:font-style="normal" fo:font-weight="normal" officeooo:rsid="00517bcd" officeooo:paragraph-rsid="0053ce03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Liberation Sans1" fo:font-size="14pt" fo:font-style="normal" fo:font-weight="normal" officeooo:rsid="004f41f6" officeooo:paragraph-rsid="004fd935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Liberation Sans1" fo:font-size="14pt" fo:font-style="normal" fo:font-weight="normal" officeooo:rsid="00535ffe" officeooo:paragraph-rsid="00535ffe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Liberation Sans1" fo:font-size="14pt" fo:font-style="normal" fo:font-weight="normal" officeooo:rsid="0055fc26" officeooo:paragraph-rsid="0055fc26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Liberation Sans1" fo:font-size="14pt" fo:font-style="normal" fo:font-weight="normal" officeooo:rsid="0058f326" officeooo:paragraph-rsid="0058f326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Liberation Sans1" fo:font-size="14pt" fo:font-style="normal" fo:font-weight="bold" officeooo:rsid="004b0f41" officeooo:paragraph-rsid="0051492d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Liberation Sans1" fo:font-size="14pt" fo:font-style="normal" fo:font-weight="bold" officeooo:rsid="004b0f41" officeooo:paragraph-rsid="00535ffe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19" style:family="paragraph" style:parent-style-name="Text_20_body">
      <style:paragraph-properties fo:line-height="150%"/>
      <style:text-properties style:font-name="Liberation Sans1" fo:font-size="14pt" fo:font-weight="normal" officeooo:rsid="004f41f6" officeooo:paragraph-rsid="004f41f6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Text_20_body">
      <style:paragraph-properties fo:line-height="150%" fo:text-align="center" style:justify-single-word="false"/>
      <style:text-properties style:font-name="Liberation Sans1" fo:font-size="14pt" fo:font-weight="normal" officeooo:rsid="004fd935" officeooo:paragraph-rsid="00517bcd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Heading_20_1">
      <style:paragraph-properties fo:line-height="150%" fo:break-before="page"/>
      <style:text-properties officeooo:paragraph-rsid="0058f326"/>
    </style:style>
    <style:style style:name="P22" style:family="paragraph" style:parent-style-name="Text_20_body" style:list-style-name="L2">
      <style:paragraph-properties fo:line-height="150%"/>
      <style:text-properties style:font-name="Liberation Sans1" fo:font-size="14pt" officeooo:paragraph-rsid="0059bd1e" style:font-size-asian="14pt" style:font-size-complex="14pt"/>
    </style:style>
    <style:style style:name="P23" style:family="paragraph" style:parent-style-name="Text_20_body">
      <style:paragraph-properties fo:line-height="150%"/>
      <style:text-properties style:font-name="Liberation Sans1" fo:font-size="14pt" fo:font-style="normal" fo:font-weight="normal" officeooo:rsid="00535ffe" officeooo:paragraph-rsid="004f41f6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24" style:family="paragraph" style:parent-style-name="Text_20_body">
      <style:paragraph-properties fo:line-height="150%"/>
      <style:text-properties style:font-name="Liberation Sans1" officeooo:paragraph-rsid="0059bd1e"/>
    </style:style>
    <style:style style:name="P25" style:family="paragraph" style:parent-style-name="Text_20_body">
      <style:paragraph-properties fo:line-height="150%"/>
      <style:text-properties style:font-name="Liberation Sans1" fo:font-size="14pt" style:font-size-asian="14pt" style:font-size-complex="14pt"/>
    </style:style>
    <style:style style:name="P26" style:family="paragraph" style:parent-style-name="Text_20_body">
      <style:paragraph-properties fo:line-height="150%"/>
      <style:text-properties style:font-name="Liberation Sans1" fo:font-size="14pt" officeooo:paragraph-rsid="0059bd1e" style:font-size-asian="14pt" style:font-size-complex="14pt"/>
    </style:style>
    <style:style style:name="P27" style:family="paragraph" style:parent-style-name="Text_20_body" style:list-style-name="L3">
      <style:paragraph-properties fo:line-height="150%"/>
      <style:text-properties style:font-name="Liberation Sans1" fo:font-size="14pt" officeooo:rsid="0059f4c7" officeooo:paragraph-rsid="0059f4c7" style:font-size-asian="14pt" style:font-size-complex="14pt"/>
    </style:style>
    <style:style style:name="P28" style:family="paragraph" style:parent-style-name="Text_20_body">
      <style:paragraph-properties fo:line-height="150%"/>
      <style:text-properties style:font-name="Liberation Sans1" fo:font-size="14pt" officeooo:rsid="0059bd1e" officeooo:paragraph-rsid="0059bd1e" style:font-size-asian="14pt" style:font-size-complex="14pt"/>
    </style:style>
    <style:style style:name="P29" style:family="paragraph" style:parent-style-name="Text_20_body" style:list-style-name="L4">
      <style:paragraph-properties fo:line-height="150%"/>
      <style:text-properties style:font-name="Liberation Sans1" fo:font-size="14pt" officeooo:rsid="0059bd1e" officeooo:paragraph-rsid="0059f4c7" style:font-size-asian="14pt" style:font-size-complex="14pt"/>
    </style:style>
    <style:style style:name="P30" style:family="paragraph">
      <loext:graphic-properties draw:fill-color="#000000"/>
      <style:paragraph-properties fo:text-align="center"/>
    </style:style>
    <style:style style:name="T1" style:family="text">
      <style:text-properties officeooo:rsid="004f41f6"/>
    </style:style>
    <style:style style:name="T2" style:family="text">
      <style:text-properties style:text-position="super 58%"/>
    </style:style>
    <style:style style:name="T3" style:family="text">
      <style:text-properties officeooo:rsid="00333a5e"/>
    </style:style>
    <style:style style:name="T4" style:family="text">
      <style:text-properties officeooo:rsid="00409aac"/>
    </style:style>
    <style:style style:name="T5" style:family="text">
      <style:text-properties officeooo:rsid="001b36e9"/>
    </style:style>
    <style:style style:name="T6" style:family="text">
      <style:text-properties fo:font-weight="bold" style:font-name-asian="Liberation Serif" style:font-weight-asian="bold" style:font-name-complex="Liberation Serif" style:font-weight-complex="bold"/>
    </style:style>
    <style:style style:name="T7" style:family="text">
      <style:text-properties fo:font-weight="bold" officeooo:rsid="004b0f41" style:font-name-asian="Liberation Serif" style:font-weight-asian="bold" style:font-name-complex="Liberation Serif" style:font-weight-complex="bold"/>
    </style:style>
    <style:style style:name="T8" style:family="text">
      <style:text-properties fo:font-weight="bold" officeooo:rsid="0059bd1e" style:font-name-asian="Liberation Serif" style:font-weight-asian="bold" style:font-name-complex="Liberation Serif" style:font-weight-complex="bold"/>
    </style:style>
    <style:style style:name="T9" style:family="text">
      <style:text-properties fo:font-weight="bold" officeooo:rsid="004b0f41" style:font-weight-asian="bold" style:font-weight-complex="bold"/>
    </style:style>
    <style:style style:name="T10" style:family="text">
      <style:text-properties fo:font-weight="bold" officeooo:rsid="004d31ec" style:font-weight-asian="bold" style:font-weight-complex="bold"/>
    </style:style>
    <style:style style:name="T11" style:family="text">
      <style:text-properties fo:font-weight="bold" officeooo:rsid="004fd935" style:font-weight-asian="bold" style:font-weight-complex="bold"/>
    </style:style>
    <style:style style:name="T12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3" style:family="text">
      <style:text-properties fo:font-weight="normal" officeooo:rsid="004fd935" style:font-name-asian="Liberation Serif" style:font-weight-asian="normal" style:font-name-complex="Liberation Serif" style:font-weight-complex="normal"/>
    </style:style>
    <style:style style:name="T14" style:family="text">
      <style:text-properties fo:font-weight="normal" officeooo:rsid="0059bd1e" style:font-name-asian="Liberation Serif" style:font-weight-asian="normal" style:font-name-complex="Liberation Serif" style:font-weight-complex="normal"/>
    </style:style>
    <style:style style:name="T15" style:family="text">
      <style:text-properties fo:font-weight="normal" officeooo:rsid="004b0f41" style:font-name-asian="Liberation Serif" style:font-weight-asian="normal" style:font-name-complex="Liberation Serif" style:font-weight-complex="normal"/>
    </style:style>
    <style:style style:name="T16" style:family="text">
      <style:text-properties fo:font-weight="normal" officeooo:rsid="0058f326" style:font-name-asian="Liberation Serif" style:font-weight-asian="normal" style:font-name-complex="Liberation Serif" style:font-weight-complex="normal"/>
    </style:style>
    <style:style style:name="T17" style:family="text">
      <style:text-properties fo:font-weight="normal" officeooo:rsid="0059f4c7" style:font-name-asian="Liberation Serif" style:font-weight-asian="normal" style:font-name-complex="Liberation Serif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d31ec" style:font-weight-asian="normal" style:font-weight-complex="normal"/>
    </style:style>
    <style:style style:name="T20" style:family="text">
      <style:text-properties fo:font-weight="normal" officeooo:rsid="004fd935" style:font-weight-asian="normal" style:font-weight-complex="normal"/>
    </style:style>
    <style:style style:name="T21" style:family="text">
      <style:text-properties fo:font-weight="normal" officeooo:rsid="0051492d" style:font-weight-asian="normal" style:font-weight-complex="normal"/>
    </style:style>
    <style:style style:name="T22" style:family="text">
      <style:text-properties fo:font-weight="normal" officeooo:rsid="00517bcd" style:font-weight-asian="normal" style:font-weight-complex="normal"/>
    </style:style>
    <style:style style:name="T23" style:family="text">
      <style:text-properties fo:font-weight="normal" officeooo:rsid="00535ffe" style:font-weight-asian="normal" style:font-weight-complex="normal"/>
    </style:style>
    <style:style style:name="T24" style:family="text">
      <style:text-properties fo:font-weight="normal" officeooo:rsid="0055fc26" style:font-weight-asian="normal" style:font-weight-complex="normal"/>
    </style:style>
    <style:style style:name="T25" style:family="text">
      <style:text-properties fo:font-weight="normal" officeooo:rsid="005765be" style:font-weight-asian="normal" style:font-weight-complex="normal"/>
    </style:style>
    <style:style style:name="T26" style:family="text">
      <style:text-properties fo:font-weight="normal" officeooo:rsid="005992c1" style:font-weight-asian="normal" style:font-weight-complex="normal"/>
    </style:style>
    <style:style style:name="T27" style:family="text">
      <style:text-properties fo:font-size="14pt" fo:font-weight="normal" officeooo:rsid="0058f326" style:font-name-asian="Liberation Serif" style:font-size-asian="14pt" style:font-weight-asian="normal" style:font-name-complex="Liberation Serif" style:font-size-complex="14pt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4fd935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51492d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517bcd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55fc26" style:font-style-asian="italic" style:font-weight-asian="normal" style:font-style-complex="italic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style:font-name="Liberation Sans1" fo:font-size="14pt" fo:font-weight="normal" officeooo:rsid="004f41f6" style:font-name-asian="Liberation Serif" style:font-size-asian="14pt" style:font-weight-asian="normal" style:font-name-complex="Liberation Serif" style:font-size-complex="14pt" style:font-weight-complex="normal"/>
    </style:style>
    <style:style style:name="T35" style:family="text">
      <style:text-properties style:font-name="Liberation Sans1" fo:font-size="14pt" fo:font-weight="normal" officeooo:rsid="0058f326" style:font-name-asian="Liberation Serif" style:font-size-asian="14pt" style:font-weight-asian="normal" style:font-name-complex="Liberation Serif" style:font-size-complex="14pt" style:font-weight-complex="normal"/>
    </style:style>
    <style:style style:name="T36" style:family="text">
      <style:text-properties officeooo:rsid="004fd935"/>
    </style:style>
    <style:style style:name="T37" style:family="text">
      <style:text-properties style:font-name="Liberation Sans" fo:font-weight="normal" officeooo:rsid="0059bd1e" style:font-name-asian="Liberation Serif" style:font-weight-asian="normal" style:font-name-complex="Liberation Serif" style:font-weight-complex="normal"/>
    </style:style>
    <style:style style:name="T38" style:family="text">
      <style:text-properties style:font-name="Liberation Sans1" fo:font-weight="normal" officeooo:rsid="0059bd1e" style:font-name-asian="Liberation Serif" style:font-weight-asian="normal" style:font-name-complex="Liberation Serif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svg:stroke-color="#000000" draw:marker-start-width="0.1701in" draw:marker-end-width="0.1701in" draw:fill-color="#000000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 : <text:s text:c="55"/>Prénom :</text:p>
      <text:p text:style-name="P2"><draw:line text:anchor-type="paragraph" draw:z-index="0" draw:name="Horizontal line 2" draw:style-name="gr1" draw:text-style-name="P30" svg:x1="-0.0173in" svg:y1="1.5882in" svg:x2="6.6701in" svg:y2="1.5882in"><text:p/></draw:line></text:p>
      <text:p text:style-name="P2"/>
      <text:p text:style-name="P2"/>
      <text:p text:style-name="P24"><text:span text:style-name="T27"/></text:p>
      <text:p text:style-name="P26"><draw:line text:anchor-type="paragraph" draw:z-index="5" draw:name="Horizontal line 1" draw:style-name="gr1" draw:text-style-name="P30" svg:x1="-0.0173in" svg:y1="-1.8244in" svg:x2="6.6701in" svg:y2="-1.8244in"><text:p/></draw:line><text:span text:style-name="T7">Exercice </text:span><text:span text:style-name="T8">1</text:span><text:span text:style-name="T15"> (2 pts) : </text:span><text:span text:style-name="T14">Calculer les produits suivants</text:span></text:p>
      <text:list xml:id="list4026753950" text:style-name="L3">
        <text:list-item>
          <text:p text:style-name="P27"><text:span text:style-name="T12"><text:s/>3</text:span><text:span text:style-name="T14"> × (-</text:span><text:span text:style-name="T12">2</text:span><text:span text:style-name="T14">) = ________________________________________________</text:span></text:p>
        </text:list-item>
        <text:list-item>
          <text:p text:style-name="P27"><text:span text:style-name="T14"><text:s/></text:span><text:span text:style-name="T12">(-3)</text:span><text:span text:style-name="T14"> × (-</text:span><text:span text:style-name="T12">2</text:span><text:span text:style-name="T14">) = _______________________________________________</text:span></text:p>
        </text:list-item>
        <text:list-item>
          <text:p text:style-name="P27"><text:span text:style-name="T14"><text:s/></text:span><text:span text:style-name="T12">7</text:span><text:span text:style-name="T14"> × (-</text:span><text:span text:style-name="T12">7</text:span><text:span text:style-name="T14">) = ________________________________________________</text:span></text:p>
        </text:list-item>
        <text:list-item>
          <text:p text:style-name="P27"><text:span text:style-name="T14"><text:s/></text:span><text:span text:style-name="T12">6</text:span><text:span text:style-name="T14"> × (-</text:span><text:span text:style-name="T12">8</text:span><text:span text:style-name="T14">) = ________________________________________________</text:span></text:p>
        </text:list-item>
      </text:list>
      <text:p text:style-name="P28"><text:span text:style-name="T7"/></text:p>
      <text:p text:style-name="P28"><text:span text:style-name="T7">Exercice </text:span><text:span text:style-name="T6">2</text:span><text:span text:style-name="T15"> (2 pts) : </text:span><text:span text:style-name="T12">Calculer les quotients suivants</text:span></text:p>
      <text:list xml:id="list86244353" text:style-name="L4">
        <text:list-item>
          <text:p text:style-name="P29"><text:span text:style-name="T17"><draw:frame draw:style-name="fr1" draw:name="Object3" text:anchor-type="as-char" svg:y="-0.2772in" svg:width="0.3862in" svg:height="0.458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7">= __________________________________________________</text:span></text:p>
        </text:list-item>
        <text:list-item>
          <text:p text:style-name="P29"><text:span text:style-name="T17"><draw:frame draw:style-name="fr1" draw:name="Object1" text:anchor-type="as-char" svg:y="-0.2772in" svg:width="0.3835in" svg:height="0.4583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7">= __________________________________________________</text:span></text:p>
        </text:list-item>
        <text:list-item>
          <text:p text:style-name="P29"><text:span text:style-name="T17"><draw:frame draw:style-name="fr1" draw:name="Object2" text:anchor-type="as-char" svg:y="-0.2772in" svg:width="0.5492in" svg:height="0.458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7">= _________________________________________________</text:span></text:p>
        </text:list-item>
        <text:list-item>
          <text:p text:style-name="P29"><text:span text:style-name="T17"><draw:frame draw:style-name="fr1" draw:name="Object4" text:anchor-type="as-char" svg:y="-0.2862in" svg:width="0.4992in" svg:height="0.4618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7">= _________________________________________________</text:span></text:p>
        </text:list-item>
      </text:list>
      <text:p text:style-name="P3"><text:span text:style-name="T7"/></text:p>
      <text:p text:style-name="P3"><text:span text:style-name="T7">E</text:span><text:span text:style-name="T6">xercice </text:span><text:span text:style-name="T8">3</text:span><text:span text:style-name="T12"> (2 pts) : </text:span><text:span text:style-name="T14">On sait que 3,7 × 6,89 = 25,493. Calculer</text:span></text:p>
      <text:list xml:id="list2161156997" text:style-name="L2">
        <text:list-item>
          <text:p text:style-name="P22"><text:span text:style-name="T38"><text:s/>3</text:span><text:span text:style-name="T14">,7 </text:span><text:span text:style-name="T37">× (-</text:span><text:span text:style-name="T14">6,89) = ____________________________________________</text:span></text:p>
        </text:list-item>
        <text:list-item>
          <text:p text:style-name="P22"><text:span text:style-name="T14"><text:s/>(-3,7) </text:span><text:span text:style-name="T37">× </text:span><text:span text:style-name="T14">689 = _____________________________________________</text:span></text:p>
        </text:list-item>
        <text:list-item>
          <text:p text:style-name="P22"><text:soft-page-break/><text:span text:style-name="T14"><text:s/>(-3,7) </text:span><text:span text:style-name="T37">× (-</text:span><text:span text:style-name="T14">6,89) = ___________________________________________</text:span></text:p>
        </text:list-item>
        <text:list-item>
          <text:p text:style-name="P22"><text:span text:style-name="T14"><text:s/>(-0,37) </text:span><text:span text:style-name="T37">× </text:span><text:span text:style-name="T14">6,89 = ___________________________________________</text:span></text:p>
        </text:list-item>
      </text:list>
      <text:p text:style-name="P3"/>
      <text:p text:style-name="P23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9P0"/>
    </number:currency-style>
    <number:date-style style:name="N128">
      <number:day number:calendar="jewish"/>
      <number:text> </number:text>
      <number:month number:calendar="jewish" number:style="long" number:textual="true"/>
    </number:date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date-style style:name="N12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5">
      <number:month number:calendar="jewish" number:style="long" number:textual="true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month number:calendar="jewish" number:style="long" number:textual="true"/>
      <number:text> </number:text>
      <number:day number:calendar="jewish"/>
    </number:dat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date-style style:name="N109"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4f41f6"/>
    </style:style>
    <style:style style:name="MT2" style:family="text">
      <style:text-properties style:text-position="super 58%"/>
    </style:style>
    <style:style style:name="MT3" style:family="text">
      <style:text-properties officeooo:rsid="00333a5e"/>
    </style:style>
    <style:style style:name="MT4" style:family="text">
      <style:text-properties officeooo:rsid="00409aac"/>
    </style:style>
    <style:style style:name="MT5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Évaluation</text:span><text:tab/><text:span text:style-name="MT3">/</text:span><text:span text:style-name="MT4">10</text:span><text:span text:style-name="MT3">/</text:span><text:span text:style-name="MT5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1T16:47:38.134318899</dc:date>
    <meta:editing-duration>PT11H2M24S</meta:editing-duration>
    <meta:editing-cycles>43</meta:editing-cycles>
    <meta:generator>LibreOffice/7.3.7.2$Linux_X86_64 LibreOffice_project/30$Build-2</meta:generator>
    <meta:document-statistic meta:table-count="0" meta:image-count="0" meta:object-count="4" meta:page-count="2" meta:paragraph-count="17" meta:word-count="99" meta:character-count="987" meta:non-whitespace-character-count="854"/>
  </office:meta>
</office:document-meta>
</file>

<file path=Object 1/content.xml><?xml version="1.0" encoding="utf-8"?>
<math xmlns="http://www.w3.org/1998/Math/MathML" display="block">
  <semantics>
    <mfrac>
      <mn>42</mn>
      <mrow>
        <mo stretchy="false">−</mo>
        <mn>7</mn>
      </mrow>
    </mfrac>
    <annotation encoding="StarMath 5.0">{42} over {- 7}</annotation>
  </semantics>
</math>
</file>

<file path=Object 2/content.xml><?xml version="1.0" encoding="utf-8"?>
<math xmlns="http://www.w3.org/1998/Math/MathML" display="block">
  <semantics>
    <mfrac>
      <mrow>
        <mo stretchy="false">−</mo>
        <mn>4,2</mn>
      </mrow>
      <mrow>
        <mo stretchy="false">−</mo>
        <mn>7</mn>
      </mrow>
    </mfrac>
    <annotation encoding="StarMath 5.0">{- 4,2} over {- 7} </annotation>
  </semantics>
</math>
</file>

<file path=Object 3/content.xml><?xml version="1.0" encoding="utf-8"?>
<math xmlns="http://www.w3.org/1998/Math/MathML" display="block">
  <semantics>
    <mfrac>
      <mrow>
        <mo stretchy="false">−</mo>
        <mn>8</mn>
      </mrow>
      <mn>2</mn>
    </mfrac>
    <annotation encoding="StarMath 5.0">{-8} over {2} </annotation>
  </semantics>
</math>
</file>

<file path=Object 4/content.xml><?xml version="1.0" encoding="utf-8"?>
<math xmlns="http://www.w3.org/1998/Math/MathML" display="block">
  <semantics>
    <mfrac>
      <mrow>
        <mo stretchy="false">−</mo>
        <mn>56</mn>
      </mrow>
      <mn>8</mn>
    </mfrac>
    <annotation encoding="StarMath 5.0">{- 56} over {8}</annotation>
  </semantics>
</math>
</file>